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3252in"/>
    </style:style>
    <style:style style:name="co3" style:family="table-column">
      <style:table-column-properties fo:break-before="auto" style:column-width="2.8665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437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ex_usb_board-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</table:table-row>
        <table:table-row table:style-name="ro1">
          <table:table-cell office:value-type="string" calcext:value-type="string">
            <text:p>USBF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YPE-C-SMD_HANXIA_HX-TYPE-C-6P-SY</text:p>
          </table:table-cell>
          <table:table-cell office:value-type="float" office:value="102.475" calcext:value-type="float">
            <text:p>102.475</text:p>
          </table:table-cell>
          <table:table-cell office:value-type="float" office:value="-101.2" calcext:value-type="float">
            <text:p>-101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## En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31T22:17:27.424524118</dc:date>
    <meta:editing-duration>PT38S</meta:editing-duration>
    <meta:editing-cycles>1</meta:editing-cycles>
    <meta:generator>LibreOffice/24.8.7.2$Linux_X86_64 LibreOffice_project/480$Build-2</meta:generator>
    <meta:document-statistic meta:table-count="1" meta:cell-count="15" meta:object-count="0"/>
  </office:meta>
</office:document-meta>
</file>